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ce1"/>
          <table:table-cell office:value-type="string" calcext:value-type="string">
            <text:p>Baptiste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Gabriel</text:p>
          </table:table-cell>
          <table:table-cell table:number-columns-repeated="3"/>
          <table:table-cell office:value-type="string" calcext:value-type="string">
            <text:p>Moyenne</text:p>
          </table:table-cell>
        </table:table-row>
        <table:table-row table:style-name="ro1">
          <table:table-cell table:style-name="ce1" office:value-type="string" calcext:value-type="string">
            <text:p>GUI Applica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m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B3]+[.C3]+[.D3]+[.E3])/4" office:value-type="float" office:value="28.75" calcext:value-type="float">
            <text:p>28,75</text:p>
          </table:table-cell>
        </table:table-row>
        <table:table-row table:style-name="ro2">
          <table:table-cell office:value-type="string" calcext:value-type="string">
            <text:p>Application's 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me replay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repl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MCTS algorith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CTS general algorithm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MCTS algorithm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CTS applied to TicTacTo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MCTS algorithm on TicTacTo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CTS applied to Connect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MCTS algorithm on Connect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CTS <text:s/>applied to Arima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MCTS algorithm on Arimaa versus human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MCTS algorithm on Arimaa versus other AI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lement MCTS with Boost library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MTCS boo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lement MCTS with memory management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MCTS with memory managem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CTS time test (statistics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of MCTS tim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Conver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mplement the conver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the conver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paralleliza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mplement CPU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PU paralleliz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lement cluster parallelization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luster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lement GPU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GPU paralleliz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s on Grid5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s in depar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Reports and presentation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nception report first draf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ception report last draf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ML pag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ML page final vers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ning assessment report first draf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 report first draft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ning assessment report last draf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 report last draf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ject presentatio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ation of the CD of the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monstr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2:45.728000000</meta:creation-date>
    <dc:date>2014-12-08T16:56:14.487000000</dc:date>
    <meta:editing-duration>PT42M33S</meta:editing-duration>
    <meta:editing-cycles>19</meta:editing-cycles>
    <meta:generator>LibreOffice/4.2.5.2$Windows_x86 LibreOffice_project/61cb170a04bb1f12e77c884eab9192be736ec5f5</meta:generator>
    <meta:document-statistic meta:table-count="1" meta:cell-count="216" meta:object-count="0"/>
  </office:meta>
</office:document-meta>
</file>